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rebuchet MS" svg:font-family="Trebuchet MS"/>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Arial" fo:font-size="11.0pt" fo:color="#000000"/>
    </style:style>
    <style:style style:name="P2" style:family="paragraph" style:parent-style-name="Standard">
      <style:paragraph-properties fo:margin-top="0.1665in" fo:text-align="center"/>
      <style:text-properties style:font-name="Times" fo:font-size="18.0pt" fo:color="#000000"/>
    </style:style>
    <style:style style:name="P3" style:family="paragraph" style:parent-style-name="Standard">
      <style:paragraph-properties fo:margin-top="0.1665in" fo:margin-bottom="0.0835in" fo:text-align="center"/>
      <style:text-properties style:font-name="Times" fo:font-size="14.0pt" fo:color="#000000"/>
    </style:style>
    <style:style style:name="P4" style:family="paragraph" style:parent-style-name="Standard">
      <style:paragraph-properties fo:margin-bottom="0.0835in" fo:text-align="center"/>
      <style:text-properties style:font-name="Verdana" fo:font-size="12.0pt" fo:color="#000000"/>
    </style:style>
    <style:style style:name="P5" style:family="paragraph" style:parent-style-name="Standard">
      <style:paragraph-properties fo:margin-bottom="0.0835in"/>
      <style:text-properties style:font-name="Verdana" fo:font-size="12.0pt" fo:color="#000000"/>
    </style:style>
    <style:style style:name="P6" style:family="paragraph" style:parent-style-name="Standard">
      <style:paragraph-properties fo:margin-bottom="0.0835in"/>
      <style:text-properties style:font-name="Arial" fo:font-size="11.0pt" fo:color="#000000"/>
    </style:style>
    <style:style style:name="P7" style:family="paragraph" style:parent-style-name="Standard">
      <style:paragraph-properties fo:text-align="center"/>
      <style:text-properties style:font-name="Verdana" fo:font-size="12.0pt" fo:color="#000000"/>
    </style:style>
    <style:style style:name="P8" style:family="paragraph" style:parent-style-name="Standard">
      <style:text-properties style:font-name="Arial" fo:font-size="11.0pt" fo:color="#000080"/>
    </style:style>
    <style:style style:name="P9" style:family="paragraph" style:parent-style-name="Standard">
      <style:paragraph-properties fo:margin-top="0.3335in" fo:margin-bottom="0.0835in"/>
      <style:text-properties style:font-name="Arial" fo:font-size="20.0pt" fo:color="#000000"/>
    </style:style>
    <style:style style:name="P10" style:family="paragraph" style:parent-style-name="Standard">
      <style:paragraph-properties fo:line-height="115%"/>
      <style:text-properties style:font-name="Arial" fo:font-size="11.0pt" fo:color="#000000"/>
    </style:style>
    <style:style style:name="P11" style:family="paragraph" style:parent-style-name="Standard">
      <style:paragraph-properties fo:margin-bottom="0.0417in"/>
      <style:text-properties style:font-name="Arial" fo:font-size="26.0pt" fo:color="#000000"/>
    </style:style>
    <style:style style:name="P12" style:family="paragraph" style:parent-style-name="Standard">
      <style:paragraph-properties fo:margin-top="0.2780in" fo:margin-bottom="0.0835in"/>
      <style:text-properties style:font-name="Arial" fo:font-size="20.0pt" fo:color="#000000"/>
    </style:style>
    <style:style style:name="P13" style:family="paragraph" style:parent-style-name="Standard">
      <style:paragraph-properties fo:text-align="justify"/>
      <style:text-properties style:font-name="Arial" fo:font-size="11.0pt" fo:color="#000000"/>
    </style:style>
    <style:style style:name="P14" style:family="paragraph" style:parent-style-name="Standard">
      <style:paragraph-properties fo:margin-top="0.2220in" fo:margin-bottom="0.0556in" fo:text-align="justify"/>
      <style:text-properties style:font-name="Arial" fo:font-size="14.0pt" fo:color="#434343"/>
    </style:style>
    <style:style style:name="P15" style:family="paragraph" style:parent-style-name="Standard">
      <style:paragraph-properties fo:margin-top="0.1944in" fo:margin-bottom="0.0556in" fo:text-align="justify"/>
      <style:text-properties style:font-name="Arial" fo:font-size="12.0pt" fo:color="#666666"/>
    </style:style>
    <style:style style:name="P16"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1.0pt" fo:color="#000000"/>
    </style:style>
    <style:style style:name="P17" style:family="paragraph" style:parent-style-name="Standard">
      <style:paragraph-properties fo:text-align="center"/>
      <style:text-properties style:font-name="Arial" fo:font-size="11.0pt" fo:color="#000000"/>
    </style:style>
    <style:style style:name="P18" style:family="paragraph" style:parent-style-name="Standard">
      <style:paragraph-properties fo:margin-left="1.0000in" fo:text-indent="-1.0000in">
        <style:tab-stops>
          <style:tab-stop style:position="0.6528in"/>
          <style:tab-stop style:position="1.0000in"/>
        </style:tab-stops>
      </style:paragraph-properties>
      <style:text-properties style:font-name="Arial" fo:font-size="11.0pt" fo:color="#000000"/>
    </style:style>
    <style:style style:name="P19"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Arial" fo:font-size="11.0pt" fo:color="#000000"/>
    </style:style>
    <style:style style:name="P20" style:family="paragraph" style:parent-style-name="Standard">
      <style:paragraph-properties fo:margin-top="0.2500in" fo:margin-bottom="0.0835in" fo:text-align="justify"/>
      <style:text-properties style:font-name="Arial" fo:font-size="16.0pt" fo:color="#000000"/>
    </style:style>
    <style:style style:name="P21" style:family="paragraph" style:parent-style-name="Standard">
      <style:paragraph-properties fo:margin-top="0.2780in" fo:margin-bottom="0.0556in"/>
      <style:text-properties style:font-name="Arial" fo:font-size="20.0pt" fo:color="#000000"/>
    </style:style>
    <style:style style:name="P22" style:family="paragraph" style:parent-style-name="Standard">
      <style:paragraph-properties fo:margin-bottom="0.0556in"/>
      <style:text-properties style:font-name="Arial" fo:font-size="11.0pt" fo:color="#000000"/>
    </style:style>
    <style:style style:name="P23" style:family="paragraph" style:parent-style-name="Standard">
      <style:paragraph-properties fo:margin-bottom="0.0835in" fo:text-align="justify"/>
      <style:text-properties style:font-name="Arial" fo:font-size="11.0pt" fo:color="#000000"/>
    </style:style>
    <style:style style:name="P24" style:family="paragraph" style:parent-style-name="Standard">
      <style:paragraph-properties fo:margin-top="0.2780in" fo:margin-bottom="0.0835in" fo:text-align="justify"/>
      <style:text-properties style:font-name="Arial" fo:font-size="20.0pt" fo:color="#000000"/>
    </style:style>
    <style:style style:name="P25" style:family="paragraph" style:parent-style-name="Standard">
      <style:paragraph-properties fo:text-align="justify"/>
      <style:text-properties style:font-name="Arial" fo:font-size="11.0pt" fo:color="#ff0000"/>
    </style:style>
    <style:style style:name="P26" style:family="paragraph" style:parent-style-name="Standard">
      <style:paragraph-properties fo:margin-bottom="0.0835in"/>
      <style:text-properties style:font-name="Arial" fo:font-size="15.0pt" fo:color="#666666"/>
    </style:style>
    <style:style style:name="P27" style:family="paragraph" style:parent-style-name="Standard">
      <style:paragraph-properties fo:margin-bottom="0.0835in" fo:text-align="center"/>
      <style:text-properties style:font-name="Verdana" fo:font-size="16.0pt" fo:color="#000000"/>
    </style:style>
    <style:style style:name="P28" style:family="paragraph" style:parent-style-name="Standard">
      <style:text-properties style:font-name="Arial" fo:font-size="26.0pt" fo:color="#000000"/>
    </style:style>
    <style:style style:name="P29" style:family="paragraph" style:parent-style-name="Standard">
      <style:paragraph-properties fo:text-align="center"/>
      <style:text-properties style:font-name="Trebuchet MS" fo:font-size="21.0pt" fo:color="#000000"/>
    </style:style>
    <style:style style:name="P30" style:family="paragraph" style:parent-style-name="Standard">
      <style:paragraph-properties fo:margin-top="0.1665in" fo:margin-bottom="0.0835in"/>
      <style:text-properties style:font-name="Arial" fo:font-size="14.0pt" fo:color="#000000"/>
    </style:style>
    <style:style style:name="P31" style:family="paragraph" style:parent-style-name="Standard">
      <style:paragraph-properties fo:margin-bottom="0.0835in" fo:margin-left="0.5000in" fo:text-indent="-0.5000in">
        <style:tab-stops>
          <style:tab-stop style:position="0.1528in"/>
          <style:tab-stop style:position="0.5000in"/>
        </style:tab-stops>
      </style:paragraph-properties>
      <style:text-properties style:font-name="Times" fo:font-size="12.0pt" fo:color="#000000"/>
    </style:style>
    <style:style style:name="P32" style:family="paragraph" style:parent-style-name="Standard">
      <style:paragraph-properties fo:margin-bottom="0.0835in" fo:margin-left="0.5000in" fo:text-indent="-0.5000in">
        <style:tab-stops>
          <style:tab-stop style:position="0.1528in"/>
          <style:tab-stop style:position="0.5000in"/>
        </style:tab-stops>
      </style:paragraph-properties>
      <style:text-properties style:font-name="Times" fo:font-size="12.0pt" fo:color="#000000" fo:background-color="#ffffff"/>
    </style:style>
    <style:style style:name="P33" style:family="paragraph" style:parent-style-name="Standard">
      <style:paragraph-properties fo:margin-top="0.1665in" fo:margin-bottom="0.0556in"/>
      <style:text-properties style:font-name="Arial" fo:font-size="14.0pt" fo:color="#000000"/>
    </style:style>
    <style:style style:name="P34" style:family="paragraph" style:parent-style-name="Standard">
      <style:paragraph-properties fo:margin-bottom="0.0835in"/>
      <style:text-properties style:font-name="Times" fo:font-size="12.0pt" fo:color="#000000"/>
    </style:style>
    <style:style style:name="P35" style:family="paragraph" style:parent-style-name="Standard">
      <style:paragraph-properties fo:margin-bottom="0.0835in" fo:text-indent="0.5000in"/>
      <style:text-properties style:font-name="Times" fo:font-size="12.0pt" fo:color="#000000"/>
    </style:style>
    <style:style style:name="P36" style:family="paragraph" style:parent-style-name="Standard">
      <style:paragraph-properties fo:margin-top="0.2500in" fo:margin-bottom="0.0556in"/>
      <style:text-properties style:font-name="Arial" fo:font-size="14.0pt" fo:color="#000000" fo:background-color="#ffff00"/>
    </style:style>
    <style:style style:name="P37" style:family="paragraph" style:parent-style-name="Standard">
      <style:paragraph-properties fo:margin-top="0.2500in" fo:margin-bottom="0.0556in"/>
      <style:text-properties style:font-name="Arial" fo:font-size="14.0pt" fo:color="#000000"/>
    </style:style>
    <style:style style:name="P38" style:family="paragraph" style:parent-style-name="Standard">
      <style:paragraph-properties fo:margin-top="0.2500in" fo:margin-bottom="0.0556in"/>
      <style:text-properties style:font-name="Arial" fo:font-size="12.0pt" fo:color="#000000"/>
    </style:style>
    <style:style style:name="P39" style:family="paragraph" style:parent-style-name="Standard">
      <style:paragraph-properties fo:margin-bottom="0.0835in" fo:text-align="justify"/>
      <style:text-properties style:font-name="Verdana" fo:font-size="12.0pt" fo:color="#cc0000" fo:background-color="#ffff00"/>
    </style:style>
    <style:style style:name="P40" style:family="paragraph" style:parent-style-name="Standard">
      <style:paragraph-properties fo:margin-bottom="0.0835in"/>
      <style:text-properties style:font-name="Times" fo:font-size="11.0pt" fo:color="#000000"/>
    </style:style>
    <style:style style:name="P41" style:family="paragraph" style:parent-style-name="Standard">
      <style:paragraph-properties fo:margin-bottom="0.0835in" fo:text-align="justify"/>
      <style:text-properties style:font-name="Times" fo:font-size="12.0pt" fo:color="#000000"/>
    </style:style>
    <style:style style:name="P42" style:family="paragraph" style:parent-style-name="Standard">
      <style:paragraph-properties fo:margin-bottom="0.0835in" fo:margin-left="0.5000in" fo:text-align="justify" fo:text-indent="-0.5000in">
        <style:tab-stops>
          <style:tab-stop style:position="0.1528in"/>
          <style:tab-stop style:position="0.5000in"/>
        </style:tab-stops>
      </style:paragraph-properties>
      <style:text-properties style:font-name="Times" fo:font-size="12.0pt" fo:color="#000000"/>
    </style:style>
    <style:style style:name="P43" style:family="paragraph" style:parent-style-name="Standard">
      <style:paragraph-properties fo:margin-bottom="0.0835in"/>
      <style:text-properties style:font-name="Arial" fo:font-size="18.0pt" fo:color="#000000"/>
    </style:style>
    <style:style style:name="P44" style:family="paragraph" style:parent-style-name="Standard">
      <style:paragraph-properties fo:margin-top="0.2500in" fo:margin-bottom="0.0835in"/>
      <style:text-properties style:font-name="Arial" fo:font-size="14.0pt" fo:color="#000000"/>
    </style:style>
    <style:style style:name="P45" style:family="paragraph" style:parent-style-name="Standard">
      <style:paragraph-properties fo:margin-bottom="0.0835in"/>
      <style:text-properties style:font-name="Verdana" fo:font-size="10.0pt" fo:color="#000000"/>
    </style:style>
    <style:style style:name="P46"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0.0pt" fo:color="#000000"/>
    </style:style>
    <style:style style:name="P47" style:family="paragraph" style:parent-style-name="Standard">
      <style:paragraph-properties fo:margin-top="0.1665in" fo:margin-bottom="0.0835in"/>
      <style:text-properties style:font-name="Arial" fo:font-size="18.0pt" fo:color="#000000"/>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style>
    <style:style style:name="T5" style:family="text">
      <style:text-properties fo:font-weight="bold" fo:font-weight-asian="bold" fo:font-weight-complex="bold" style:text-underline-style="solid" fo:color="#434343"/>
    </style:style>
    <style:style style:name="T6" style:family="text">
      <style:text-properties fo:font-weight="bold" fo:font-weight-asian="bold" fo:font-weight-complex="bold" fo:color="#274e13"/>
    </style:style>
    <style:style style:name="T7" style:family="text">
      <style:text-properties fo:font-weight="bold" fo:font-weight-asian="bold" fo:font-weight-complex="bold" fo:color="#ff0000"/>
    </style:style>
    <style:style style:name="T8" style:family="text">
      <style:text-properties style:font-name="Times" fo:font-size="12.0pt" fo:font-size-asian="12.0pt" fo:font-size-complex="12.0pt" fo:font-style="italic" fo:font-style-asian="italic" fo:font-style-complex="italic" fo:color="#999999"/>
    </style:style>
    <style:style style:name="T9" style:family="text">
      <style:text-properties fo:background-color="transparent"/>
    </style:style>
    <style:style style:name="T10" style:family="text">
      <style:text-properties fo:letter-spacing="0.0000in"/>
    </style:style>
    <style:style style:name="T11" style:family="text">
      <style:text-properties style:font-name="Arial" fo:font-size="14.7pt" fo:font-size-asian="14.7pt" fo:font-size-complex="14.7pt" fo:letter-spacing="0.0000in"/>
    </style:style>
    <style:style style:name="T12" style:family="text">
      <style:text-properties style:font-name="Verdana"/>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bullet text:level="1" text:bullet-char="">
        <style:list-level-properties text:space-before="0.25in" text:min-label-width="0.25in"/>
      </text:list-level-style-bullet>
    </text:list-style>
    <text:list-style style:name="L5">
      <text:list-level-style-bullet text:level="1" text:bullet-char="">
        <style:list-level-properties text:space-before="0.25in" text:min-label-width="0.25in"/>
      </text:list-level-style-bullet>
    </text:list-style>
  </office:automatic-styles>
  <office:body>
    <office:text>
      <text:p text:style-name="P1"><text:s/></text:p>
      <text:p text:style-name="P2"><text:span text:style-name="T1">FIUBA - 75.07 - 95.02</text:span></text:p>
      <text:p text:style-name="P2"><text:span text:style-name="T1">Algoritmos y programación III</text:span></text:p>
      <text:p text:style-name="P3"><text:span text:style-name="T2">Trabajo práctico 2: AlgoMon</text:span></text:p>
      <text:p text:style-name="P4">2do cuatrimestre 2016</text:p>
      <text:p text:style-name="P4">(trabajo grupal de 3 o 4 integrantes)</text:p>
      <text:p text:style-name="P5">Alumnos:</text:p>
      <text:p text:style-name="P6"/>
      <table:table table:name="Table1" table:style-name="Table1">
        <table:table-column table:style-name="TableColumn1"/>
        <table:table-column table:style-name="TableColumn1"/>
        <table:table-column table:style-name="TableColumn1"/>
        <table:table-row>
          <table:table-cell table:style-name="TableCell1">
            <text:p text:style-name="P7"><text:span text:style-name="T1">Nombre</text:span></text:p>
          </table:table-cell>
          <table:table-cell table:style-name="TableCell1">
            <text:p text:style-name="P7"><text:span text:style-name="T1">Padrón</text:span></text:p>
          </table:table-cell>
          <table:table-cell table:style-name="TableCell1">
            <text:p text:style-name="P7"><text:span text:style-name="T1">Mail</text:span></text:p>
          </table:table-cell>
        </table:table-row>
        <table:table-row>
          <table:table-cell table:style-name="TableCell1">
            <text:p text:style-name="P1">Calarota, Marcelo Luis</text:p>
          </table:table-cell>
          <table:table-cell table:style-name="TableCell1">
            <text:p text:style-name="P1">94839</text:p>
          </table:table-cell>
          <table:table-cell table:style-name="TableCell1">
            <text:p text:style-name="P8"><text:a xlink:type="simple" xlink:href="mailto:mlcalarota@gmail.com"><text:span text:style-name="T3">mlcalarota@gmail.com</text:span></text:a></text:p>
          </table:table-cell>
        </table:table-row>
        <table:table-row>
          <table:table-cell table:style-name="TableCell1">
            <text:p text:style-name="P1">Fonseca, Matías</text:p>
          </table:table-cell>
          <table:table-cell table:style-name="TableCell1">
            <text:p text:style-name="P1">98591</text:p>
          </table:table-cell>
          <table:table-cell table:style-name="TableCell1">
            <text:p text:style-name="P1">fonseca.196@gmail.com</text:p>
          </table:table-cell>
        </table:table-row>
        <table:table-row>
          <table:table-cell table:style-name="TableCell1">
            <text:p text:style-name="P1">Horn, Miguel Agustin</text:p>
          </table:table-cell>
          <table:table-cell table:style-name="TableCell1">
            <text:p text:style-name="P1">98124</text:p>
          </table:table-cell>
          <table:table-cell table:style-name="TableCell1">
            <text:p text:style-name="P1">agushorn145@gmail.com</text:p>
          </table:table-cell>
        </table:table-row>
        <table:table-row>
          <table:table-cell table:style-name="TableCell1">
            <text:p text:style-name="P1">Zambelli Tello, Brian</text:p>
          </table:table-cell>
          <table:table-cell table:style-name="TableCell1">
            <text:p text:style-name="P1">98541</text:p>
          </table:table-cell>
          <table:table-cell table:style-name="TableCell1">
            <text:p text:style-name="P1">brianzambellitello@gmail.com</text:p>
          </table:table-cell>
        </table:table-row>
      </table:table>
      <text:p text:style-name="P6"/>
      <text:p text:style-name="P6"/>
      <text:p text:style-name="P5"><text:span text:style-name="T4">Fecha de entrega final</text:span>: Jueves 1/12/2016 - acordar con ayudantes.</text:p>
      <text:p text:style-name="P6"/>
      <text:p text:style-name="P5"><text:span text:style-name="T4">Tutor</text:span>: Degiovannini, Marcio</text:p>
      <text:p text:style-name="P6"/>
      <text:p text:style-name="P5"><text:span text:style-name="T4">Comentarios</text:span>:</text:p>
      <text:p text:style-name="P6"/>
      <text:p text:style-name="P6"/>
      <text:p text:style-name="P1"/>
      <text:p text:style-name="P1"/>
      <text:p text:style-name="P9"/>
      <text:p text:style-name="P10"/>
      <text:p text:style-name="P11">Introducción</text:p>
      <text:p text:style-name="P12">Objetivo del trabajo</text:p>
      <text:p text:style-name="P1"/>
      <text:p text:style-name="P1">Aplicar los conceptos enseñados en la materia a la resolución de un problema, trabajando en forma grupal y utilizando un lenguaje de tipado estático (Java)</text:p>
      <text:p text:style-name="P13"/>
      <text:p text:style-name="P12">Consigna general</text:p>
      <text:p text:style-name="P1"/>
      <text:p text:style-name="P1">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1"/>
      <text:p text:style-name="P1"/>
      <text:p text:style-name="P11">Descripción de la aplicación a desarrollar</text:p>
      <text:p text:style-name="P13">Se deberá desarrollar una aplicación que implemente un videojuego basado en la franquicia Pokémon. Se dispone de 6 algomones distintos que son criaturas que pueden pelear entre sí. Cada uno tendrá un nombre, puntos de vida y un conjunto de ataques disponibles. Además, cada uno será de un tipo distinto. Los algomones no pueden evolucionar ni subir de nivel.</text:p>
      <text:p text:style-name="P14">Algomones</text:p>
      <text:p text:style-name="P15">Charmander</text:p>
      <text:p text:style-name="P1">La llama en la punta de su cola chisporrotea al arder. Sólo se oye en lugares silenciosos.</text:p>
      <table:table table:name="Table2" table:style-name="Table1">
        <table:table-column table:style-name="TableColumn1"/>
        <table:table-column table:style-name="TableColumn1"/>
        <table:table-row>
          <table:table-cell table:style-name="TableCell1">
            <text:p text:style-name="P1">Tipo</text:p>
          </table:table-cell>
          <table:table-cell table:style-name="TableCell1">
            <text:p text:style-name="P1">Fuego</text:p>
          </table:table-cell>
        </table:table-row>
        <table:table-row>
          <table:table-cell table:style-name="TableCell1">
            <text:p text:style-name="P1">Puntos de vida</text:p>
          </table:table-cell>
          <table:table-cell table:style-name="TableCell1">
            <text:p text:style-name="P1">170</text:p>
          </table:table-cell>
        </table:table-row>
        <table:table-row>
          <table:table-cell table:style-name="TableCell1">
            <text:p text:style-name="P1">Ataques</text:p>
          </table:table-cell>
          <table:table-cell table:style-name="TableCell1">
            <text:list text:style-name="L1">
              <text:list-item>
                <text:p text:style-name="P16">Brasas</text:p>
              </text:list-item>
              <text:list-item>
                <text:p text:style-name="P16">Fogonazo</text:p>
              </text:list-item>
              <text:list-item>
                <text:p text:style-name="P16">Ataque rápido</text:p>
              </text:list-item>
            </text:list>
          </table:table-cell>
        </table:table-row>
      </table:table>
      <text:p text:style-name="P13"/>
      <text:p text:style-name="P15">Squirtle</text:p>
      <text:p text:style-name="P1">Lanza agua a su presa desde el agua. Se esconde en su caparazón cuando se siente en peligro.</text:p>
      <table:table table:name="Table3" table:style-name="Table1">
        <table:table-column table:style-name="TableColumn1"/>
        <table:table-column table:style-name="TableColumn1"/>
        <table:table-row>
          <table:table-cell table:style-name="TableCell1">
            <text:p text:style-name="P1">Tipo</text:p>
          </table:table-cell>
          <table:table-cell table:style-name="TableCell1">
            <text:p text:style-name="P1">Agua</text:p>
          </table:table-cell>
        </table:table-row>
        <table:table-row>
          <table:table-cell table:style-name="TableCell1">
            <text:p text:style-name="P1">Puntos de vida</text:p>
          </table:table-cell>
          <table:table-cell table:style-name="TableCell1">
            <text:p text:style-name="P1">150</text:p>
          </table:table-cell>
        </table:table-row>
        <table:table-row>
          <table:table-cell table:style-name="TableCell1">
            <text:p text:style-name="P1">Ataques</text:p>
          </table:table-cell>
          <table:table-cell table:style-name="TableCell1">
            <text:list text:style-name="L1">
              <text:list-item>
                <text:p text:style-name="P16">Burbuja</text:p>
              </text:list-item>
              <text:list-item>
                <text:p text:style-name="P16">Cañón de agua</text:p>
              </text:list-item>
              <text:list-item>
                <text:p text:style-name="P16">Ataque rápido</text:p>
              </text:list-item>
            </text:list>
          </table:table-cell>
        </table:table-row>
      </table:table>
      <text:p text:style-name="P13"/>
      <text:p text:style-name="P15">Bulbasaur</text:p>
      <text:p text:style-name="P1">Puede sobrevivir largo tiempo sin probar bocado. Guarda energía en el bulbo de su espalda.</text:p>
      <table:table table:name="Table4" table:style-name="Table1">
        <table:table-column table:style-name="TableColumn1"/>
        <table:table-column table:style-name="TableColumn1"/>
        <table:table-row>
          <table:table-cell table:style-name="TableCell1">
            <text:p text:style-name="P1">Tipo</text:p>
          </table:table-cell>
          <table:table-cell table:style-name="TableCell1">
            <text:p text:style-name="P1">Planta</text:p>
          </table:table-cell>
        </table:table-row>
        <table:table-row>
          <table:table-cell table:style-name="TableCell1">
            <text:p text:style-name="P1">Puntos de vida</text:p>
          </table:table-cell>
          <table:table-cell table:style-name="TableCell1">
            <text:p text:style-name="P1">140</text:p>
          </table:table-cell>
        </table:table-row>
        <table:table-row>
          <table:table-cell table:style-name="TableCell1">
            <text:p text:style-name="P1">Ataques</text:p>
          </table:table-cell>
          <table:table-cell table:style-name="TableCell1">
            <text:list text:style-name="L1">
              <text:list-item>
                <text:p text:style-name="P16">Chupavidas</text:p>
              </text:list-item>
              <text:list-item>
                <text:p text:style-name="P16">Látigo cepa</text:p>
              </text:list-item>
              <text:list-item>
                <text:p text:style-name="P16">Ataque rápido</text:p>
              </text:list-item>
            </text:list>
          </table:table-cell>
        </table:table-row>
      </table:table>
      <text:p text:style-name="P13"/>
      <text:p text:style-name="P15">Jigglypuff</text:p>
      <text:p text:style-name="P1">Utiliza sus misteriosos ojos para engañar a su enemigo. También cantará para dormirlo.</text:p>
      <table:table table:name="Table5" table:style-name="Table1">
        <table:table-column table:style-name="TableColumn1"/>
        <table:table-column table:style-name="TableColumn1"/>
        <table:table-row>
          <table:table-cell table:style-name="TableCell1">
            <text:p text:style-name="P1">Tipo</text:p>
          </table:table-cell>
          <table:table-cell table:style-name="TableCell1">
            <text:p text:style-name="P1">Normal</text:p>
          </table:table-cell>
        </table:table-row>
        <table:table-row>
          <table:table-cell table:style-name="TableCell1">
            <text:p text:style-name="P1">Puntos de vida</text:p>
          </table:table-cell>
          <table:table-cell table:style-name="TableCell1">
            <text:p text:style-name="P1">130</text:p>
          </table:table-cell>
        </table:table-row>
        <table:table-row>
          <table:table-cell table:style-name="TableCell1">
            <text:p text:style-name="P1">Ataques</text:p>
          </table:table-cell>
          <table:table-cell table:style-name="TableCell1">
            <text:list text:style-name="L1">
              <text:list-item>
                <text:p text:style-name="P16">Canto</text:p>
              </text:list-item>
              <text:list-item>
                <text:p text:style-name="P16">Burbuja</text:p>
              </text:list-item>
              <text:list-item>
                <text:p text:style-name="P16">Ataque rápido</text:p>
              </text:list-item>
            </text:list>
          </table:table-cell>
        </table:table-row>
      </table:table>
      <text:p text:style-name="P13"/>
      <text:p text:style-name="P15">Chansey</text:p>
      <text:p text:style-name="P1">Camina con cuidado para que no se rompa su huevo. Sin embargo, es extremadamente rápido escapando.</text:p>
      <table:table table:name="Table6" table:style-name="Table1">
        <table:table-column table:style-name="TableColumn1"/>
        <table:table-column table:style-name="TableColumn1"/>
        <table:table-row>
          <table:table-cell table:style-name="TableCell1">
            <text:p text:style-name="P1">Tipo</text:p>
          </table:table-cell>
          <table:table-cell table:style-name="TableCell1">
            <text:p text:style-name="P1">Normal</text:p>
          </table:table-cell>
        </table:table-row>
        <table:table-row>
          <table:table-cell table:style-name="TableCell1">
            <text:p text:style-name="P1">Puntos de vida</text:p>
          </table:table-cell>
          <table:table-cell table:style-name="TableCell1">
            <text:p text:style-name="P1">130</text:p>
          </table:table-cell>
        </table:table-row>
        <table:table-row>
          <table:table-cell table:style-name="TableCell1">
            <text:p text:style-name="P1">Ataques</text:p>
          </table:table-cell>
          <table:table-cell table:style-name="TableCell1">
            <text:list text:style-name="L1">
              <text:list-item>
                <text:p text:style-name="P16">Canto</text:p>
              </text:list-item>
              <text:list-item>
                <text:p text:style-name="P16">Látigo cepa</text:p>
              </text:list-item>
              <text:list-item>
                <text:p text:style-name="P16">Ataque rápido</text:p>
              </text:list-item>
            </text:list>
          </table:table-cell>
        </table:table-row>
      </table:table>
      <text:p text:style-name="P13"/>
      <text:p text:style-name="P15">Rattata</text:p>
      <text:p text:style-name="P1">Muerde cualquier cosa con sus colmillos. Se establece donde quiera que haya comida.</text:p>
      <table:table table:name="Table7" table:style-name="Table1">
        <table:table-column table:style-name="TableColumn1"/>
        <table:table-column table:style-name="TableColumn1"/>
        <table:table-row>
          <table:table-cell table:style-name="TableCell1">
            <text:p text:style-name="P1">Tipo</text:p>
          </table:table-cell>
          <table:table-cell table:style-name="TableCell1">
            <text:p text:style-name="P1">Normal</text:p>
          </table:table-cell>
        </table:table-row>
        <table:table-row>
          <table:table-cell table:style-name="TableCell1">
            <text:p text:style-name="P1">Puntos de vida</text:p>
          </table:table-cell>
          <table:table-cell table:style-name="TableCell1">
            <text:p text:style-name="P1">170</text:p>
          </table:table-cell>
        </table:table-row>
        <table:table-row>
          <table:table-cell table:style-name="TableCell1">
            <text:p text:style-name="P1">Ataques</text:p>
          </table:table-cell>
          <table:table-cell table:style-name="TableCell1">
            <text:list text:style-name="L1">
              <text:list-item>
                <text:p text:style-name="P16">Fogonazo</text:p>
              </text:list-item>
              <text:list-item>
                <text:p text:style-name="P16">Burbuja</text:p>
              </text:list-item>
              <text:list-item>
                <text:p text:style-name="P16">Ataque rápido</text:p>
              </text:list-item>
            </text:list>
          </table:table-cell>
        </table:table-row>
      </table:table>
      <text:p text:style-name="P14">Ataques</text:p>
      <text:p text:style-name="P1">Cada ataque tiene una potencia que determina la cantidad de puntos de vida que le quitará al algomon que reciba el ataque y una cantidad máxima de ataques posibles (una vez agotado un ataque para un algomón no podrá volver a utilizarlo durante el resto de la partida). Algunos ataques tienen efectos secundarios, como alterar el estado del algomón:</text:p>
      <text:p text:style-name="P1"/>
      <table:table table:name="Table8"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7"><text:span text:style-name="T1">Ataque</text:span></text:p>
          </table:table-cell>
          <table:table-cell table:style-name="TableCell1">
            <text:p text:style-name="P17"><text:span text:style-name="T1">Potencia</text:span></text:p>
          </table:table-cell>
          <table:table-cell table:style-name="TableCell1">
            <text:p text:style-name="P17"><text:span text:style-name="T1">Cantidad</text:span></text:p>
          </table:table-cell>
          <table:table-cell table:style-name="TableCell1">
            <text:p text:style-name="P17"><text:span text:style-name="T1">Tipo</text:span></text:p>
          </table:table-cell>
          <table:table-cell table:style-name="TableCell1">
            <text:p text:style-name="P17"><text:span text:style-name="T1">Detalles</text:span></text:p>
          </table:table-cell>
        </table:table-row>
        <table:table-row>
          <table:table-cell table:style-name="TableCell1">
            <text:p text:style-name="P1">Ataque rápido</text:p>
          </table:table-cell>
          <table:table-cell table:style-name="TableCell1">
            <text:p text:style-name="P17">10</text:p>
          </table:table-cell>
          <table:table-cell table:style-name="TableCell1">
            <text:p text:style-name="P17">16</text:p>
          </table:table-cell>
          <table:table-cell table:style-name="TableCell1">
            <text:p text:style-name="P17">Normal</text:p>
          </table:table-cell>
          <table:table-cell table:style-name="TableCell1">
            <text:p text:style-name="P1"/>
          </table:table-cell>
        </table:table-row>
        <table:table-row>
          <table:table-cell table:style-name="TableCell1">
            <text:p text:style-name="P1">Canto</text:p>
          </table:table-cell>
          <table:table-cell table:style-name="TableCell1">
            <text:p text:style-name="P17">0</text:p>
          </table:table-cell>
          <table:table-cell table:style-name="TableCell1">
            <text:p text:style-name="P17">6</text:p>
          </table:table-cell>
          <table:table-cell table:style-name="TableCell1">
            <text:p text:style-name="P17">Normal</text:p>
          </table:table-cell>
          <table:table-cell table:style-name="TableCell1">
            <text:p text:style-name="P1">El algomón atacado pasa a estar dormido por tres turnos</text:p>
          </table:table-cell>
        </table:table-row>
        <table:table-row>
          <table:table-cell table:style-name="TableCell1">
            <text:p text:style-name="P1">Burbuja</text:p>
          </table:table-cell>
          <table:table-cell table:style-name="TableCell1">
            <text:p text:style-name="P17">10</text:p>
          </table:table-cell>
          <table:table-cell table:style-name="TableCell1">
            <text:p text:style-name="P17">15</text:p>
          </table:table-cell>
          <table:table-cell table:style-name="TableCell1">
            <text:p text:style-name="P17">Agua</text:p>
          </table:table-cell>
          <table:table-cell table:style-name="TableCell1">
            <text:p text:style-name="P1"/>
          </table:table-cell>
        </table:table-row>
        <table:table-row>
          <table:table-cell table:style-name="TableCell1">
            <text:p text:style-name="P1">Cañón de agua</text:p>
          </table:table-cell>
          <table:table-cell table:style-name="TableCell1">
            <text:p text:style-name="P17">20</text:p>
          </table:table-cell>
          <table:table-cell table:style-name="TableCell1">
            <text:p text:style-name="P17">8</text:p>
          </table:table-cell>
          <table:table-cell table:style-name="TableCell1">
            <text:p text:style-name="P17">Agua</text:p>
          </table:table-cell>
          <table:table-cell table:style-name="TableCell1">
            <text:p text:style-name="P1"/>
          </table:table-cell>
        </table:table-row>
        <table:table-row>
          <table:table-cell table:style-name="TableCell1">
            <text:p text:style-name="P1">Chupavidas</text:p>
          </table:table-cell>
          <table:table-cell table:style-name="TableCell1">
            <text:p text:style-name="P17">15</text:p>
          </table:table-cell>
          <table:table-cell table:style-name="TableCell1">
            <text:p text:style-name="P17">8</text:p>
          </table:table-cell>
          <table:table-cell table:style-name="TableCell1">
            <text:p text:style-name="P17">Planta</text:p>
          </table:table-cell>
          <table:table-cell table:style-name="TableCell1">
            <text:p text:style-name="P1">El algomón atacante aumenta sus puntos de vida un 30% del daño causado al algomón atacado</text:p>
          </table:table-cell>
        </table:table-row>
        <table:table-row>
          <table:table-cell table:style-name="TableCell1">
            <text:p text:style-name="P1">Látigo cepa</text:p>
          </table:table-cell>
          <table:table-cell table:style-name="TableCell1">
            <text:p text:style-name="P17">15</text:p>
          </table:table-cell>
          <table:table-cell table:style-name="TableCell1">
            <text:p text:style-name="P17">10</text:p>
          </table:table-cell>
          <table:table-cell table:style-name="TableCell1">
            <text:p text:style-name="P17">Planta</text:p>
          </table:table-cell>
          <table:table-cell table:style-name="TableCell1">
            <text:p text:style-name="P1"/>
          </table:table-cell>
        </table:table-row>
        <table:table-row>
          <table:table-cell table:style-name="TableCell1">
            <text:p text:style-name="P1">Brasas</text:p>
          </table:table-cell>
          <table:table-cell table:style-name="TableCell1">
            <text:p text:style-name="P17">16</text:p>
          </table:table-cell>
          <table:table-cell table:style-name="TableCell1">
            <text:p text:style-name="P17">10</text:p>
          </table:table-cell>
          <table:table-cell table:style-name="TableCell1">
            <text:p text:style-name="P17">Fuego</text:p>
          </table:table-cell>
          <table:table-cell table:style-name="TableCell1">
            <text:p text:style-name="P1"/>
          </table:table-cell>
        </table:table-row>
        <table:table-row>
          <table:table-cell table:style-name="TableCell1">
            <text:p text:style-name="P1">Fogonazo</text:p>
          </table:table-cell>
          <table:table-cell table:style-name="TableCell1">
            <text:p text:style-name="P17">2</text:p>
          </table:table-cell>
          <table:table-cell table:style-name="TableCell1">
            <text:p text:style-name="P17">4</text:p>
          </table:table-cell>
          <table:table-cell table:style-name="TableCell1">
            <text:p text:style-name="P17">Fuego</text:p>
          </table:table-cell>
          <table:table-cell table:style-name="TableCell1">
            <text:p text:style-name="P1">El algomón atacado pasa a estar quemado</text:p>
          </table:table-cell>
        </table:table-row>
      </table:table>
      <text:p text:style-name="P1"/>
      <text:p text:style-name="P1">La potencia de los ataques se verá alterada en función del tipo del ataque y del tipo del algomón atacado, según la siguiente tabla:</text:p>
      <text:p text:style-name="P1"/>
      <table:table table:name="Table9"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7">Efectividad</text:p>
          </table:table-cell>
          <table:table-cell table:style-name="TableCell1">
            <text:p text:style-name="P17">Tipo del algomón del oponente</text:p>
          </table:table-cell>
        </table:table-row>
        <table:table-row>
          <table:table-cell table:style-name="TableCell1">
            <text:p text:style-name="P17">Agua</text:p>
          </table:table-cell>
          <table:table-cell table:style-name="TableCell1">
            <text:p text:style-name="P17">Fuego</text:p>
          </table:table-cell>
          <table:table-cell table:style-name="TableCell1">
            <text:p text:style-name="P17">Planta</text:p>
          </table:table-cell>
          <table:table-cell table:style-name="TableCell1">
            <text:p text:style-name="P17">Normal</text:p>
          </table:table-cell>
        </table:table-row>
        <table:table-row>
          <table:table-cell table:style-name="TableCell1">
            <text:p text:style-name="P17">Tipo del ataque propio</text:p>
          </table:table-cell>
          <table:table-cell table:style-name="TableCell1">
            <text:p text:style-name="P17">Agua</text:p>
          </table:table-cell>
          <table:table-cell table:style-name="TableCell1">
            <text:p text:style-name="P17">x0.5</text:p>
          </table:table-cell>
          <table:table-cell table:style-name="TableCell1">
            <text:p text:style-name="P17">x2</text:p>
          </table:table-cell>
          <table:table-cell table:style-name="TableCell1">
            <text:p text:style-name="P17">x0.5</text:p>
          </table:table-cell>
          <table:table-cell table:style-name="TableCell1">
            <text:p text:style-name="P17">-</text:p>
          </table:table-cell>
        </table:table-row>
        <table:table-row>
          <table:table-cell table:style-name="TableCell1">
            <text:p text:style-name="P17">Fuego</text:p>
          </table:table-cell>
          <table:table-cell table:style-name="TableCell1">
            <text:p text:style-name="P17">x0.5</text:p>
          </table:table-cell>
          <table:table-cell table:style-name="TableCell1">
            <text:p text:style-name="P17">x0.5</text:p>
          </table:table-cell>
          <table:table-cell table:style-name="TableCell1">
            <text:p text:style-name="P17">x2</text:p>
          </table:table-cell>
          <table:table-cell table:style-name="TableCell1">
            <text:p text:style-name="P17">-</text:p>
          </table:table-cell>
        </table:table-row>
        <table:table-row>
          <table:table-cell table:style-name="TableCell1">
            <text:p text:style-name="P17">Planta</text:p>
          </table:table-cell>
          <table:table-cell table:style-name="TableCell1">
            <text:p text:style-name="P17">x2</text:p>
          </table:table-cell>
          <table:table-cell table:style-name="TableCell1">
            <text:p text:style-name="P17">x0.5</text:p>
          </table:table-cell>
          <table:table-cell table:style-name="TableCell1">
            <text:p text:style-name="P17">x0.5</text:p>
          </table:table-cell>
          <table:table-cell table:style-name="TableCell1">
            <text:p text:style-name="P17">-</text:p>
          </table:table-cell>
        </table:table-row>
        <table:table-row>
          <table:table-cell table:style-name="TableCell1">
            <text:p text:style-name="P17">Normal</text:p>
          </table:table-cell>
          <table:table-cell table:style-name="TableCell1">
            <text:p text:style-name="P17">-</text:p>
          </table:table-cell>
          <table:table-cell table:style-name="TableCell1">
            <text:p text:style-name="P17">-</text:p>
          </table:table-cell>
          <table:table-cell table:style-name="TableCell1">
            <text:p text:style-name="P17">-</text:p>
          </table:table-cell>
          <table:table-cell table:style-name="TableCell1">
            <text:p text:style-name="P17">-</text:p>
          </table:table-cell>
        </table:table-row>
      </table:table>
      <text:p text:style-name="P1"/>
      <text:p text:style-name="P1">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14">Estados</text:p>
      <text:p text:style-name="P1">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1"/>
      <text:list text:style-name="L2">
        <text:list-item>
          <text:p text:style-name="P16">Estados efímeros:</text:p>
          <text:list>
            <text:list-item>
              <text:p text:style-name="P18">Dormido: el algomón no puede realizar ningún ataque por tres turnos.</text:p>
            </text:list-item>
          </text:list>
        </text:list-item>
        <text:list-item>
          <text:p text:style-name="P16">Estados persistentes:</text:p>
          <text:list>
            <text:list-item>
              <text:p text:style-name="P18">Quemado: cada vez que el algomón realice una acción (sea atacar o recibir un elemento) recibirá un daño equivalente al 10% de sus puntos de vida originales.</text:p>
            </text:list-item>
          </text:list>
        </text:list-item>
      </text:list>
      <text:p text:style-name="P1"/>
      <text:p text:style-name="P1">Los algomones pueden tener un estado efímero y uno persistente al mismo tiempo. Por ejemplo, un algomón quemado puede estar a su vez dormido.</text:p>
      <text:p text:style-name="P14">Elementos</text:p>
      <text:p text:style-name="P1">Cada jugador dispone de una cantidad limitada de elementos que puede aplicar sobre sus algomones a lo largo de la partida:</text:p>
      <text:p text:style-name="P1"/>
      <table:table table:name="Table10" table:style-name="Table1">
        <table:table-column table:style-name="TableColumn1"/>
        <table:table-column table:style-name="TableColumn1"/>
        <table:table-column table:style-name="TableColumn1"/>
        <table:table-row>
          <table:table-cell table:style-name="TableCell1">
            <text:p text:style-name="P17"><text:span text:style-name="T1">Elemento</text:span></text:p>
          </table:table-cell>
          <table:table-cell table:style-name="TableCell1">
            <text:p text:style-name="P17"><text:span text:style-name="T1">Cantidad</text:span></text:p>
          </table:table-cell>
          <table:table-cell table:style-name="TableCell1">
            <text:p text:style-name="P17"><text:span text:style-name="T1">Descripción</text:span></text:p>
          </table:table-cell>
        </table:table-row>
        <table:table-row>
          <table:table-cell table:style-name="TableCell1">
            <text:p text:style-name="P1">Poción</text:p>
          </table:table-cell>
          <table:table-cell table:style-name="TableCell1">
            <text:p text:style-name="P17">4</text:p>
          </table:table-cell>
          <table:table-cell table:style-name="TableCell1">
            <text:p text:style-name="P1">Aumenta 20 puntos de vida</text:p>
          </table:table-cell>
        </table:table-row>
        <table:table-row>
          <table:table-cell table:style-name="TableCell1">
            <text:p text:style-name="P1">Súper poción</text:p>
          </table:table-cell>
          <table:table-cell table:style-name="TableCell1">
            <text:p text:style-name="P17">2</text:p>
          </table:table-cell>
          <table:table-cell table:style-name="TableCell1">
            <text:p text:style-name="P1">Aumenta 40 puntos de vida</text:p>
          </table:table-cell>
        </table:table-row>
        <table:table-row>
          <table:table-cell table:style-name="TableCell1">
            <text:p text:style-name="P1">Restaurador</text:p>
          </table:table-cell>
          <table:table-cell table:style-name="TableCell1">
            <text:p text:style-name="P17">3</text:p>
          </table:table-cell>
          <table:table-cell table:style-name="TableCell1">
            <text:p text:style-name="P1">Vuelve a estado normal (tanto efímero como persistente)</text:p>
          </table:table-cell>
        </table:table-row>
        <table:table-row>
          <table:table-cell table:style-name="TableCell1">
            <text:p text:style-name="P1">Vitamina</text:p>
          </table:table-cell>
          <table:table-cell table:style-name="TableCell1">
            <text:p text:style-name="P17">5</text:p>
          </table:table-cell>
          <table:table-cell table:style-name="TableCell1">
            <text:p text:style-name="P1">Aumenta 2 la cantidad de todos los ataques</text:p>
          </table:table-cell>
        </table:table-row>
      </table:table>
      <text:p text:style-name="P1"/>
      <text:p text:style-name="P14">Jugabilidad</text:p>
      <text:p text:style-name="P13"/>
      <text:p text:style-name="P13">El juego es para dos jugadores y cada uno tiene que elegir tres algomones (de a uno por vez) al principio de la partida. El algomón elegido primero por cada uno será el primero en pelear.</text:p>
      <text:p text:style-name="P13">Es un juego por turnos. En cada turno el jugador puede elegir entre las siguientes acciones:</text:p>
      <text:p text:style-name="P13"/>
      <text:list text:style-name="L1">
        <text:list-item>
          <text:p text:style-name="P19">cambiar de algomón: aparecerá un listado de los otros algomones vivos del jugador para que elija;</text:p>
        </text:list-item>
        <text:list-item>
          <text:p text:style-name="P19">atacar con el algomón activo: aparecerá un listado de todos los ataques disponibles de ese algomón;</text:p>
        </text:list-item>
        <text:list-item>
          <text:p text:style-name="P19">aplicarle algún elemento al algomón activo: aparecerá un listado de todos los elementos y las cantidades que todavía dispone el jugador.</text:p>
        </text:list-item>
      </text:list>
      <text:p text:style-name="P13"/>
      <text:p text:style-name="P13">Cualquiera de estas tres acciones hará que el turno termine.</text:p>
      <text:p text:style-name="P1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20">Interfaz gráfica</text:p>
      <text:p text:style-name="P13"/>
      <text:p text:style-name="P13">Se debe desarrollar una interfaz visual para la interacción entre los jugadores. En la misma se pondrá mucho énfasis y se evaluará como parte de la consigna la <text:span text:style-name="T1">USABILIDAD</text:span><text:s/>de la misma.</text:p>
      <text:p text:style-name="P13"/>
      <text:p text:style-name="P13"/>
      <text:p text:style-name="P11">Entregables</text:p>
      <text:p text:style-name="P1"/>
      <text:list text:style-name="L3">
        <text:list-item>
          <text:p text:style-name="P19">Código fuente de la aplicación completa, incluyendo también: código de la pruebas, archivos de recursos</text:p>
        </text:list-item>
        <text:list-item>
          <text:p text:style-name="P16">Script para compilación y ejecución (ant)</text:p>
        </text:list-item>
        <text:list-item>
          <text:p text:style-name="P16">Informe, acorde a lo especificado en este documento</text:p>
        </text:list-item>
      </text:list>
      <text:p text:style-name="P6"/>
      <text:p text:style-name="P21">Formas de entrega</text:p>
      <text:p text:style-name="P22">Habrá <text:span text:style-name="T5">4 entregas formales</text:span><text:span text:style-name="T1">. </text:span>Las mismas tendrán una calificación de <text:span text:style-name="T6">APROBADO </text:span><text:span text:style-name="T1">o </text:span><text:span text:style-name="T7">NO APROBADO</text:span><text:span text:style-name="T1"><text:s/></text:span>en el momento de la entrega.</text:p>
      <text:p text:style-name="P23">Aquél grupo que acumule 3 no aprobados, quedará automáticamente desaprobado con la consiguiente pérdida de regularidad en la materia. En cada entrega se debe traer el informe actualizado.</text:p>
      <text:p text:style-name="P24"/>
      <text:p text:style-name="P24"/>
      <text:p text:style-name="P24"/>
      <text:p text:style-name="P24">Evaluación</text:p>
      <text:p text:style-name="P13">El día del vencimiento de cada entrega, cada ayudante convocará a los integrantes de su grupo, solicitará el informe correspondiente e iniciará la corrección mediante una entrevista grupal.</text:p>
      <text:p text:style-name="P25"><text:span text:style-name="T1">Es imprescindible la presencia de todos los integrantes del grupo el día de cada corrección.</text:span></text:p>
      <text:p text:style-name="P13">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13">Dentro de los ítems a chequear el ayudante evaluará aspectos formales (como ser la forma de presentación del informe), aspectos funcionales: que se resuelva el problema planteado y aspectos operativos: que el TP funcione integrado.</text:p>
      <text:p text:style-name="P13"/>
      <text:p text:style-name="P13"/>
      <text:p text:style-name="P13"/>
      <text:p text:style-name="P21">Casos de prueba para cada entrega</text:p>
      <text:p text:style-name="P23"/>
      <text:p text:style-name="P26"><text:span text:style-name="T3">1er Entrega</text:span><text:s/>Lunes 07/11/2016 - Jueves 10/11/2016 -<text:span text:style-name="T8"><text:s/>1 semana desde fecha inicio </text:span></text:p>
      <text:p text:style-name="P6">Ataques simples entre algomones.</text:p>
      <text:list text:style-name="L3">
        <text:list-item>
          <text:p text:style-name="P16">Squirtle ataca con burbuja y con cañón de agua y le quita 20 y 40 puntos de vida respectivamente a Charmander.</text:p>
        </text:list-item>
        <text:list-item>
          <text:p text:style-name="P16">Squirtle ataca con burbuja y con cañón de agua a Bulbasaur y le quita 5 y 10 puntos de vida respectivamente.</text:p>
        </text:list-item>
        <text:list-item>
          <text:p text:style-name="P16">Squirtle ataca con burbuja y con cañón de agua a los otros algomones y les quita 10 y 20 puntos de vida respectivamente.</text:p>
        </text:list-item>
        <text:list-item>
          <text:p text:style-name="P16">Bulbasaur y Chansey atacan con látigo cepa a Squirtle y le quitan 30 puntos de vida..</text:p>
        </text:list-item>
        <text:list-item>
          <text:p text:style-name="P16">Bulbasaur y Chansey atacan con látigo cepa a Charmander y le quitan 7 puntos de vida.</text:p>
        </text:list-item>
        <text:list-item>
          <text:p text:style-name="P16">Bulbasaur y Chansey atacan con látigo cepa a otros algomones y les quitan 15 puntos de vida a cada uno.</text:p>
        </text:list-item>
        <text:list-item>
          <text:p text:style-name="P16">Charmander ataca con brasas a Bulbasaur y le quita 32 puntos de vida.</text:p>
        </text:list-item>
        <text:list-item>
          <text:p text:style-name="P16">Charmander ataca con brasas a Squirtle y le quita 8 puntos de vida.</text:p>
        </text:list-item>
        <text:list-item>
          <text:p text:style-name="P16">Charmander ataca con brasas a otros algomones y les quita 16 puntos de vida a cada uno.</text:p>
        </text:list-item>
        <text:list-item>
          <text:p text:style-name="P16">Algomones atacan con ataque rápido y quitan 10 puntos de vida a otros algomones independientemente del tipo del algomón atacado.</text:p>
        </text:list-item>
        <text:list-item>
          <text:p text:style-name="P16">Algomones agotan la cantidad disponible de cada ataque y no pueden volver a utilizarlos.</text:p>
        </text:list-item>
      </text:list>
      <text:p text:style-name="P1"/>
      <text:p text:style-name="P26"><text:span text:style-name="T3">2da Entrega</text:span><text:s/>Lunes 14/11/2016 - Jueves 17/11/2016<text:span text:style-name="T1"><text:s text:c="2"/>- </text:span><text:span text:style-name="T8">2 semanas desde fecha inicio</text:span></text:p>
      <text:p text:style-name="P1">Ataques con cambios de estado de los algomones.</text:p>
      <text:list text:style-name="L3">
        <text:list-item>
          <text:p text:style-name="P16">Jigglypuff y Chansey atacan con canto y el algomón atacado no puede atacar por tres turnos.</text:p>
        </text:list-item>
        <text:list-item>
          <text:p text:style-name="P16">Bulbasaur ataca con chupavidas a Charmander y le quita 30 puntos y gana 9 puntos de vida.</text:p>
        </text:list-item>
        <text:list-item>
          <text:p text:style-name="P16">Bulbasaur ataca con chupavidas a Squirtle y le quita 7 puntos y gana 2 puntos de vida.</text:p>
        </text:list-item>
        <text:list-item>
          <text:p text:style-name="P16">Bulbasaur ataca con chupavidas a otros algomones y les quita 15 puntos de vida y aumenta 4 puntos de vida.</text:p>
        </text:list-item>
        <text:list-item>
          <text:p text:style-name="P16">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1"/>
      <text:p text:style-name="P26"><text:span text:style-name="T3">3er Entrega</text:span>: Lunes 21/11/2016 - Jueves 24/11/2016 - <text:span text:style-name="T8">3 semanas desde fecha inicio</text:span></text:p>
      <text:p text:style-name="P1">2da entrega + Elementos, Interfaz gráfica inicial.</text:p>
      <text:list text:style-name="L3">
        <text:list-item>
          <text:p text:style-name="P16">Se inicia una partida con dos jugadores y cada uno puede elegir sus cuatro algomones.</text:p>
        </text:list-item>
        <text:list-item>
          <text:p text:style-name="P16">Cada jugador tiene la opción de atacar con el algomón activo y de elegir el ataque.</text:p>
        </text:list-item>
        <text:list-item>
          <text:p text:style-name="P16">Cada jugador tiene la opción de cambiar al algomón activo.</text:p>
        </text:list-item>
        <text:list-item>
          <text:p text:style-name="P16">Cada jugador tiene la opción de aplicarle un elemento a su algomón activo</text:p>
        </text:list-item>
        <text:list-item>
          <text:p text:style-name="P16">Cada uno de los elementos realiza el efecto especificado sobre el algomón al que se lo aplica.</text:p>
        </text:list-item>
        <text:list-item>
          <text:p text:style-name="P16">Se cambia de turno después de que un jugador realice una acción.</text:p>
        </text:list-item>
      </text:list>
      <text:p text:style-name="P1"/>
      <text:p text:style-name="P26"><text:span text:style-name="T3">4ta y última Entrega</text:span>: Lunes 28/11/2016 - Jueves 1/12/2016 - <text:span text:style-name="T8">4 semanas desde fecha inicio</text:span></text:p>
      <text:p text:style-name="P6">Trabajo Práctico completo funcionando, con interfaz gráfica final, sonidos e informe completo.</text:p>
      <text:p text:style-name="P6"/>
      <text:p text:style-name="P6"/>
      <table:table table:name="Table11" table:style-name="Table1">
        <table:table-column table:style-name="TableColumn1"/>
        <table:table-row>
          <table:table-cell table:style-name="TableCell1">
            <text:p text:style-name="P27"><text:span text:style-name="T1">Tiempo total de desarrollo del trabajo práctico</text:span>: <text:span text:style-name="T3">4 semanas completas</text:span>.</text:p>
          </table:table-cell>
        </table:table-row>
      </table:table>
      <text:p text:style-name="P28"/>
      <text:p text:style-name="P10"/>
      <text:p text:style-name="P29">Informe</text:p>
      <text:p text:style-name="P30"><text:span text:style-name="T1">Supuestos</text:span></text:p>
      <text:list text:style-name="L4">
        <text:list-item>
          <text:p text:style-name="P31">Luego de cada acción que realice un jugador, ya sea atacar, cambiar de algomon, o usar un elemento, pasa de turno correspondiéndole el mismo al jugador oponente. Asimismo, cuando un algomon muere, el jugador debe elegir el siguiente algomon activo. Después de realizar esta acción, también pasa de turno.</text:p>
        </text:list-item>
        <text:list-item>
          <text:p text:style-name="P32"><text:span text:style-name="T9">En la segunda entrega, el punto </text:span>“2.<text:span text:style-name="T10">Bulbasaur ataca con chupavidas a Charmander y le quita 30 puntos y gana 9 puntos de vida.” es incorrecto en realidad le saca 7 y gana 2.</text:span><text:span text:style-name="T11"><text:line-break/></text:span></text:p>
        </text:list-item>
        <text:list-item>
          <text:p text:style-name="P32"><text:span text:style-name="T9">En la segunda entrega, el punto </text:span><text:s/>“3.<text:tab/><text:span text:style-name="T10">Bulbasaur ataca con chupavidas a Squirtle y le quita 7 puntos y gana 2 puntos de vida.” es incorrecto en realidad le saca 30 y gana 9. <text:line-break/></text:span></text:p>
        </text:list-item>
      </text:list>
      <text:p text:style-name="P33"><text:span text:style-name="T1">Modelo de dominio</text:span></text:p>
      <text:p text:style-name="P34"><text:span text:style-name="T12"><text:tab/></text:span>Inicialmente comenzamos realizando un diagrama de clases tentativo para el modelo, poniendo en la misma la clase Algomon y Ataque. Luego para resolver la problemática de los tipos, tanto de los algomones como de los ataques, decidimos crear también la clase Tipo para manejar el comportamiento correspondiente.</text:p>
      <text:p text:style-name="P34"><text:tab/>Para la resolución de los ataques especiales que dejan con estados particulares a los enemigos, creamos las clases EstadoDormido, EstadoNormal, EstadoQuemado las cuales implementan la interfaz Estado. Cada algomon tiene un atributo estadoEfimero y estadoPersistente.</text:p>
      <text:p text:style-name="P34"><text:tab/>Finalmente para los ítems, realizamos un modelo análogo al de los estados, teniendo cada clase de los ítems (Poción, Super Poción, Restaurador, Vitamina) las cuales implementan la interfaz Item.</text:p>
      <text:p text:style-name="P34"><text:tab/>Para manejar los ítems, los algomones, y los ataques de los algomones, creamos la clase Jugador, la cual contiene una lista de algomones, un diccionario de los items disponibles, y un algomon activo, que es del cual el jugador podrá elegir los ataques a realizar, y dicho algomon será el que reciba el daño del jugador oponente.</text:p>
      <text:p text:style-name="P34"><text:tab/>Ya teniendo todo el modelo avanzado, decidimos crear la clase Juego la cual tiene los 2 jugadores, y coordina el turno de cada uno. Para simular un juego, solo basta con comunicarse con esta clase, y esta es la encargada de mandar los mensajes correspondientes a otras clases.</text:p>
      <text:p text:style-name="P34"><text:tab/>Con el modelo completo, empezamos a crear la interfaz gráfica. Inicialmente comenzamos de una manera parecida a cuando empezamos el modelo, pensando las clases básicas que debe tener, basándonos en la librería JavaFx.</text:p>
      <text:p text:style-name="P35">La primer cuestión a resolver, fue la de relacionar el modelo con la interfaz gráfica. Para ello, se creó la clase ControladorLogicoDelJuego. Su función, es la de relacionar lo que ingresa el usuario final de la aplicación, por medio de la interfaz, con el modelo en si, para un correcto comportamiento.</text:p>
      <text:p text:style-name="P35">Analizando las clases básicas que habíamos pensado, nos dimos cuenta que en su mayoría, estaban compuestas por botones, por lo que una clase capaz de crear los botones que necesitábamos, resultó imperativo.</text:p>
      <text:p text:style-name="P35">A medida que avanzamos con el diseño de la interfaz, el código se iba haciendo cada vez más extenso, por lo que surgió la idea de separar el código en clases que representaran las distintas pantallas que se utilizaban. Así, surgieron, PantallaInicial, PantallaEleccion, PantallaBatalla, PantallaVictoria. El desarrollo de cada una de estas pantallas, decantó en la necesidad de distintas clases que suplieran funcionamientos faltantes. La pantalla de elección, significó la creación de un creador de botones específico. La pantalla inicial, la de opciones. Y la pantalla Victoria con <text:s/>MenuTop y la clase Notificaciones, para poder ir notificando de los distintos sucesos de la partida.</text:p>
      <text:p text:style-name="P36"><text:span text:style-name="T1">Diagramas de clases</text:span></text:p>
      <text:p text:style-name="P23"/>
      <text:p text:style-name="P37"><text:span text:style-name="T1">Diagramas de secuencia</text:span></text:p>
      <text:p text:style-name="P38">Los diagramas se encuentran adjuntos en PDF. Se realizaron dos diagramas de secuencia. El primero muestra cómo ataca un algomon utilizando sólo la parte lógica. Mientras que el segundo diagrama muestra la secuencia realizada por la pantalla para cargar los algomones elegidos por cada jugador.</text:p>
      <text:p text:style-name="P37"><text:span text:style-name="T1">Diagrama de paquetes</text:span></text:p>
      <text:p text:style-name="P38">El diagrama se encuentra adjunto en PDF. Podemos observar la relación de todos los paquetes dentro de nuestro proyecto y cómo se comunican entre ellos.</text:p>
      <text:p text:style-name="P36"><text:span text:style-name="T1">Diagramas de estado</text:span></text:p>
      <text:p text:style-name="P39"><text:span text:style-name="T2">[Incluir diagramas de estados, mostrando tanto los estados como <text:s/>las distintas transiciones de los mismos para varias entidades del trabajo práctico ]</text:span></text:p>
      <text:p text:style-name="P37"><text:span text:style-name="T1">Detalles de implementación</text:span></text:p>
      <text:p text:style-name="P34">En un principio, encontramos inconvenientes a la hora de empezar a realizar el trabajo práctico. No sabíamos si realizar una clase genérica Algomon o crear una clase abstracta Algomon y de ella que hereden los 6 Algomones que se nos asignaron. Debido a este interrogante, consultamos con nuestro tutor y nos dio la razón al decirle que optábamos por la segunda opcion, ya que funcionarían como molde para todos los Algomones que creemos. Esto se debe a que nada más se pueden crear esos Algomones y en principio no cambiarían en el futuro.</text:p>
      <text:p text:style-name="P34">Para resolver el problema de los Tipos de Algomón y los ataques, que a su vez éstos últimos también tenían tipo, utilizamos un patrón llamado <text:span text:style-name="T2">Double Dispatch </text:span>en la interfáz Tipo. Así cada tipo tiene una respuesta a otro tipo y poder calcular el verdadero daño que causa cada ataque al Algomón contrario.</text:p>
      <text:p text:style-name="P40">Mientras que para los items creamos una interfaz llamada Item solamente con tres métodos, que las cuatro clases que la impementan (Poción, Super Poción, Vitamina, Restaurador), pueden redefinir estos métodos debido a que cada una realiza acciones distintas.</text:p>
      <text:p text:style-name="P40">Cada Algomón utiliza tres clases de Estados (Estado Normal, Estado Dormido y Estado Quemado) para poder modelar los efectos que pueden producir el ataque además de restar vida. Para ello utilizamos la interfáz Estado que funciona igual que Item.</text:p>
      <text:p text:style-name="P40">Para terminar con la lógica del juego, realizamos la clase Jugador y Juego. El Juego es el organizador de todas las cosas y a su vez, tiene como atributos 2 instancias de la clase Jugador. Cada Jugador va a poder tener 3 Algomones y una cierta cantidad de items. </text:p>
      <text:p text:style-name="P40">Luego procedimos a realizar la interfáz gráfica. Esto fue una gran novedad, debido a que ningún integrante del grupo había hecho alguna. Fue entonces cuando empezamos a investigar sobre JavaFx y comenzamos con la interfáz. Para llevar a cabo el patrón MVC tuvimos que crear un ControladorLógicoDelJuego. Mediante esta clase comunicábamos la vista con la parte lógica.</text:p>
      <text:p text:style-name="P40">Para la vista, intentamos realizar un flujo de pantalla. Sin embargo, debido a la falta de experiencia y nuestro conocimiento básico de interfáz gráfica, pudimos realizar un flujo principiante de 3 pantallas. Cada pantalla es una clase distinta en donde se pasa por parámetro el Stage y vamos cargándole distintas escenas que representa cada pantalla. En cada una de estas, para que no quede muy extenso, poco legible y entendible, definimos métodos genéricos que utilizan los botones a la hora de accionarlos, lo que emprolijó el código y lo aprovechamos para no repetir código.</text:p>
      <text:p text:style-name="P40">Además se crearon clases en la vista que nos ayudaron a la hora de encapsular cosas, como CreadorBotón o MenuTop o el ReproductorDeSonidos. En este último, realizamos un patrón <text:span text:style-name="T2">State</text:span><text:s/>que nos ayudó a la hora de disponer de los distintos sonidos y música en el programa. </text:p>
      <text:p text:style-name="P23"/>
      <text:p text:style-name="P37"><text:span text:style-name="T1">Excepciones</text:span></text:p>
      <text:p text:style-name="P41"><text:span text:style-name="T12"><text:tab/></text:span>Creamos 5 excepciones en todo el desarrollo del trabajo práctico. A continuación se explicará la finalidad de cada una y que hacemos cuando se la captura:</text:p>
      <text:list text:style-name="L5">
        <text:list-item>
          <text:p text:style-name="P42">EstaDormidoException: la misma se lanza para indicar que un algomon está dormido. La misma se captura cuando un algomon dormido quiere atacar, y se debe esperar a realizar el cuarto ataque para despertar.</text:p>
        </text:list-item>
        <text:list-item>
          <text:p text:style-name="P42">SinPuntosDePoderException: la misma se lanza para indicar que no quedan puntos de poder para que un algomon realice cierto ataque. La misma se captura cuando se realiza el último ataque disponible, dejando imposibilitada la opción de elegir dicho ataque.</text:p>
        </text:list-item>
        <text:list-item>
          <text:p text:style-name="P42">SinUsosDisponiblesException: la misma se lanza para indicar que no quedan usos disponibles de cierto ítem. La misma se captura cuando se realiza el último uso de cierto ítem, dejando imposibilitada la opción de elegir nuevamente ese ítem.</text:p>
        </text:list-item>
        <text:list-item>
          <text:p text:style-name="P42">PokemonMuertoException: la misma se lanza para indicar que un algomon tiene vida menor o igual a cero. La misma se captura cuando un algomon recibe un ataque que lo deja con la vida igual o menor a cero, y en ese momento se le avisa al jugador que debe cambiar de algomon. El algomon que lanzó la excepción queda imposibilitado de ser elegido.</text:p>
        </text:list-item>
        <text:list-item>
          <text:p text:style-name="P42">VictoriaObtenidaException: la misma se lanza para indicar que un jugador es el ganador. La misma se captura cuando un jugador tiene 2 algomones muertos, y el algomon que tiene activo recibe un daño que lo deja con vida menor o igual a 0. En ese instante se termina la partida.</text:p>
        </text:list-item>
      </text:list>
      <text:p text:style-name="P43"><text:span text:style-name="T1">Checklist de corrección</text:span></text:p>
      <text:p text:style-name="P6"/>
      <text:p text:style-name="P6"/>
      <text:p text:style-name="P44"><text:span text:style-name="T1">Carpeta</text:span></text:p>
      <text:p text:style-name="P45"><text:span text:style-name="T1">Generalidades</text:span></text:p>
      <text:list text:style-name="L1">
        <text:list-item>
          <text:p text:style-name="P46">¿Son correctos los supuestos y extensiones?</text:p>
        </text:list-item>
        <text:list-item>
          <text:p text:style-name="P46">¿Es prolija la presentación? (hojas del mismo tamaño, numeradas y con tipografía uniforme)</text:p>
        </text:list-item>
      </text:list>
      <text:p text:style-name="P45"><text:span text:style-name="T1">Modelo</text:span></text:p>
      <text:list text:style-name="L1">
        <text:list-item>
          <text:p text:style-name="P46">¿Está completo?¿Contempla la totalidad del problema?</text:p>
        </text:list-item>
        <text:list-item>
          <text:p text:style-name="P46">¿Respeta encapsulamiento?</text:p>
        </text:list-item>
        <text:list-item>
          <text:p text:style-name="P46">¿Hace un buen uso de excepciones?</text:p>
        </text:list-item>
        <text:list-item>
          <text:p text:style-name="P46">¿Utiliza polimorfismo en las situaciones esperadas?</text:p>
        </text:list-item>
      </text:list>
      <text:p text:style-name="P6"/>
      <text:p text:style-name="P44"><text:span text:style-name="T1">Diagramas</text:span></text:p>
      <text:p text:style-name="P45"><text:span text:style-name="T1">Diagrama de clases</text:span></text:p>
      <text:list text:style-name="L1">
        <text:list-item>
          <text:p text:style-name="P46">¿Está completo?</text:p>
        </text:list-item>
        <text:list-item>
          <text:p text:style-name="P46">¿Está bien utilizada la notación?</text:p>
        </text:list-item>
      </text:list>
      <text:p text:style-name="P45"><text:span text:style-name="T1">Diagramas de secuencia</text:span></text:p>
      <text:list text:style-name="L1">
        <text:list-item>
          <text:p text:style-name="P46">¿Está completo?</text:p>
        </text:list-item>
        <text:list-item>
          <text:p text:style-name="P46">¿Es consistente con el diagrama de clases?</text:p>
        </text:list-item>
        <text:list-item>
          <text:p text:style-name="P46">¿Está bien utilizada la notación?</text:p>
        </text:list-item>
      </text:list>
      <text:p text:style-name="P45"><text:span text:style-name="T1">Diagrama de estados</text:span></text:p>
      <text:list text:style-name="L1">
        <text:list-item>
          <text:p text:style-name="P46">¿Está completo?</text:p>
        </text:list-item>
        <text:list-item>
          <text:p text:style-name="P46">¿Está bien utilizada la notación?</text:p>
        </text:list-item>
      </text:list>
      <text:p text:style-name="P6"/>
      <text:p text:style-name="P47"><text:span text:style-name="T1">Código</text:span></text:p>
      <text:p text:style-name="P45"><text:span text:style-name="T1">Generalidades</text:span></text:p>
      <text:list text:style-name="L1">
        <text:list-item>
          <text:p text:style-name="P46">¿Respeta estándares de codificación?</text:p>
        </text:list-item>
        <text:list-item>
          <text:p text:style-name="P46">¿Está correctamente documentad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